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51">
      <style:paragraph-properties fo:margin-top="0in" fo:margin-bottom="0in"/>
    </style:style>
    <style:style style:name="P57" style:family="paragraph" style:parent-style-name="Text_20_body" style:list-style-name="L52">
      <style:paragraph-properties fo:margin-top="0in" fo:margin-bottom="0in"/>
    </style:style>
    <style:style style:name="P58" style:family="paragraph" style:parent-style-name="Text_20_body" style:list-style-name="L53">
      <style:paragraph-properties fo:margin-top="0in" fo:margin-bottom="0in"/>
    </style:style>
    <style:style style:name="P59" style:family="paragraph" style:parent-style-name="Text_20_body" style:list-style-name="L54">
      <style:paragraph-properties fo:margin-top="0in" fo:margin-bottom="0in"/>
    </style:style>
    <style:style style:name="P60" style:family="paragraph" style:parent-style-name="Text_20_body" style:list-style-name="L55">
      <style:paragraph-properties fo:margin-top="0in" fo:margin-bottom="0in"/>
    </style:style>
    <style:style style:name="P61" style:family="paragraph" style:parent-style-name="Text_20_body" style:list-style-name="L56">
      <style:paragraph-properties fo:margin-top="0in" fo:margin-bottom="0in"/>
    </style:style>
    <style:style style:name="P62" style:family="paragraph" style:parent-style-name="Text_20_body" style:list-style-name="L57">
      <style:paragraph-properties fo:margin-top="0in" fo:margin-bottom="0in"/>
    </style:style>
    <style:style style:name="P63" style:family="paragraph" style:parent-style-name="Text_20_body" style:list-style-name="L58">
    </style:style>
    <style:style style:name="P64" style:family="paragraph" style:parent-style-name="Text_20_body" style:list-style-name="L59">
    </style:style>
    <style:style style:name="P65" style:family="paragraph" style:parent-style-name="Text_20_body" style:list-style-name="L60">
      <style:paragraph-properties fo:margin-top="0in" fo:margin-bottom="0in"/>
    </style:style>
    <style:style style:name="P66" style:family="paragraph" style:parent-style-name="Text_20_body" style:list-style-name="L61">
      <style:paragraph-properties fo:margin-top="0in" fo:margin-bottom="0in"/>
    </style:style>
    <style:style style:name="P67" style:family="paragraph" style:parent-style-name="Text_20_body" style:list-style-name="L62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2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30">
        <text:list-item>
          <text:p text:style-name="P30">Existem diversas formas de inserir dados na tabela, entre eles temos:<text:line-break/></text:p>
          <text:list text:style-name="L31">
            <text:list-item>
              <text:p text:style-name="P31">Omitindo colunas/campos.<text:line-break/></text:p>
              <text:list text:style-name="L32">
                <text:list-item>
                  <text:p text:style-name="P32">Determina apenas a tabela, que puxa todos os campos para serem preenchidos, na ordem que aparece na tabela.<text:line-break/></text:p>
                </text:list-item>
                <text:list-item>
                  <text:p text:style-name="P3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31">Colocando as colunas. </text:p>
              <text:list text:style-name="L33">
                <text:list-item>
                  <text:p text:style-name="P33">Especifica a ordem das entradas e os campos a serem preenchidos.<text:line-break/></text:p>
                </text:list-item>
                <text:list-item>
                  <text:p text:style-name="P3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31">INSERT COMPACTO, somente <text:span text:style-name="T1">MySQL</text:span>.<text:line-break/></text:p>
              <text:list text:style-name="L34">
                <text:list-item>
                  <text:p text:style-name="P34">Insere diversos registros de uma vez, na ordem que aparecem na tabela.<text:line-break/></text:p>
                </text:list-item>
                <text:list-item>
                  <text:p text:style-name="P3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5">
        <text:list-item>
          <text:p text:style-name="P35">O comando <text:span text:style-name="T1">SELECT</text:span> serve para projeção, seleção e junção.<text:line-break/></text:p>
        </text:list-item>
        <text:list-item>
          <text:p text:style-name="P35">O comando <text:span text:style-name="T1">SELECT</text:span> seleciona os campos/colunas a serem mostrados.<text:line-break/></text:p>
        </text:list-item>
        <text:list-item>
          <text:p text:style-name="P35">Projeta/constroi o que deve ser mostrado, não apenas os dados da tabela.</text:p>
          <text:list text:style-name="L36">
            <text:list-item>
              <text:p text:style-name="P36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6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5">Seleciona o que deve ser mostrado da tabela.<text:line-break/></text:p>
          <text:list text:style-name="L37">
            <text:list-item>
              <text:p text:style-name="P37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7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7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8">
        <text:list-item>
          <text:p text:style-name="P38">O comando <text:span text:style-name="T1">WHERE</text:span> serve para filtrar os registros/linhas da tabela, antes de mostrar.<text:line-break/></text:p>
          <text:list text:style-name="L39">
            <text:list-item>
              <text:p text:style-name="P39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8">O comando <text:span text:style-name="T1">WHERE</text:span> não precisa ter haver com a seleção <text:span text:style-name="T1">SELECT</text:span>.<text:line-break/></text:p>
          <text:list text:style-name="L40">
            <text:list-item>
              <text:p text:style-name="P40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8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41">
            <text:list-item>
              <text:p text:style-name="P41">Caracteres coringas:<text:line-break/></text:p>
              <text:list text:style-name="L42">
                <text:list-item>
                  <text:p text:style-name="P42">‘%’<text:line-break/>Qualquer coisa.<text:line-break/></text:p>
                </text:list-item>
                <text:list-item>
                  <text:p text:style-name="P42">’_’<text:line-break/>Um único caracter.<text:line-break/></text:p>
                </text:list-item>
              </text:list>
            </text:list-item>
            <text:list-item>
              <text:p text:style-name="P4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38">Filtrando valores <text:span text:style-name="T1">NULL</text:span>.<text:line-break/></text:p>
          <text:list text:style-name="L43">
            <text:list-item>
              <text:p text:style-name="P43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44">
                <text:list-item>
                  <text:p text:style-name="P44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43">Para filtrar valores não <text:span text:style-name="T1">NULL</text:span>, basta utilizar <text:span text:style-name="T1">IS NOT NULL</text:span>, ao inves de uma expressão.</text:p>
              <text:list text:style-name="L45">
                <text:list-item>
                  <text:p text:style-name="P4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46">
        <text:list-item>
          <text:p text:style-name="P46">Operadores lógicos:<text:line-break/></text:p>
          <text:list text:style-name="L47">
            <text:list-item>
              <text:p text:style-name="P47"><text:span text:style-name="T1">OR</text:span>/OU<text:line-break/></text:p>
              <text:list text:style-name="L48">
                <text:list-item>
                  <text:p text:style-name="P48">Apenas uma condição precisa ser verdadeira para dar verdadeiro.<text:line-break/></text:p>
                </text:list-item>
                <text:list-item>
                  <text:p text:style-name="P4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47"><text:span text:style-name="T1">AND</text:span>/E<text:line-break/></text:p>
              <text:list text:style-name="L49">
                <text:list-item>
                  <text:p text:style-name="P49">Todas as condições precisam ser verdadeiras para dar verdadeiro.<text:line-break/></text:p>
                </text:list-item>
                <text:list-item>
                  <text:p text:style-name="P4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47"><text:span text:style-name="T1">NOT</text:span>/negação<text:line-break/></text:p>
              <text:list text:style-name="L50">
                <text:list-item>
                  <text:p text:style-name="P50">Nega e inverte e inverte o valor de uma expressão.<text:line-break/></text:p>
                </text:list-item>
                <text:list-item>
                  <text:p text:style-name="P5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46"><text:span text:style-name="T2">Tabela verdade</text:span><text:line-break/></text:p>
        </text:list-item>
      </text:list>
      <text:p text:style-name="P51">## <text:s text:c="2"/>A NOT_A B NOT_B A_OR_B A_AND_B</text:p>
      <text:p text:style-name="P52">## 1 V <text:s text:c="4"/>F V <text:s text:c="4"/>F <text:s text:c="5"/>V <text:s text:c="6"/>V</text:p>
      <text:p text:style-name="P53">## 2 V <text:s text:c="4"/>F F <text:s text:c="4"/>V <text:s text:c="5"/>V <text:s text:c="6"/>F</text:p>
      <text:p text:style-name="P54">## 3 F <text:s text:c="4"/>V V <text:s text:c="4"/>F <text:s text:c="5"/>V <text:s text:c="6"/>F</text:p>
      <text:p text:style-name="P55">## 4 F <text:s text:c="4"/>V F <text:s text:c="4"/>V <text:s text:c="5"/>F <text:s text:c="6"/>F</text:p>
      <text:list text:style-name="L51">
        <text:list-item>
          <text:p text:style-name="P56">Performance de operadores lógicos.<text:line-break/></text:p>
          <text:list text:style-name="L52">
            <text:list-item>
              <text:p text:style-name="P57">Para melhorar a performance das consultas, com operadores lógicos, dois casos podem ser avaliados:<text:line-break/></text:p>
              <text:list text:style-name="L53">
                <text:list-item>
                  <text:p text:style-name="P58">No caso <text:span text:style-name="T1">OR</text:span>:<text:line-break/></text:p>
                  <text:list text:style-name="L54">
                    <text:list-item>
                      <text:p text:style-name="P59">Colocar a condição que oferece maior incidencia de verdadeiro na frente.<text:line-break/></text:p>
                    </text:list-item>
                    <text:list-item>
                      <text:p text:style-name="P59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58">No caso <text:span text:style-name="T1">AND</text:span>:<text:line-break/></text:p>
                  <text:list text:style-name="L55">
                    <text:list-item>
                      <text:p text:style-name="P60">Colocar a condição que oference menor inicidencia de verdadeiro na frente.<text:line-break/></text:p>
                    </text:list-item>
                    <text:list-item>
                      <text:p text:style-name="P60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56">
        <text:list-item>
          <text:p text:style-name="P61"><text:span text:style-name="T1">COUNT</text:span>(*)<text:line-break/></text:p>
          <text:list text:style-name="L57">
            <text:list-item>
              <text:p text:style-name="P62">Conta o numero de registros.<text:line-break/></text:p>
            </text:list-item>
            <text:list-item>
              <text:p text:style-name="P62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61"><text:span text:style-name="T1">GROUP BY</text:span><text:line-break/></text:p>
          <text:list text:style-name="L58">
            <text:list-item>
              <text:p text:style-name="P63">Agrupa dados em torno de determinado campo.<text:line-break/></text:p>
            </text:list-item>
            <text:list-item>
              <text:p text:style-name="P63">Usar em conjunto com funções de agrupamento, como:<text:line-break/></text:p>
              <text:list text:style-name="L59">
                <text:list-item>
                  <text:p text:style-name="P64"><text:span text:style-name="T1">COUNT</text:span> (*)<text:line-break/>Conta todos os registros.<text:line-break/></text:p>
                </text:list-item>
                <text:list-item>
                  <text:p text:style-name="P64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64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64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64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64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63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63">É possivel agrupar mais de uma coluna de uma vez.<text:line-break/></text:p>
              <text:list text:style-name="L60">
                <text:list-item>
                  <text:p text:style-name="P65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65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61">
        <text:list-item>
          <text:p text:style-name="P66"><text:span text:style-name="T1">ORDER BY</text:span><text:line-break/></text:p>
          <text:list text:style-name="L62">
            <text:list-item>
              <text:p text:style-name="P67">Organiza os dados segundo uma ordem.<text:line-break/></text:p>
            </text:list-item>
            <text:list-item>
              <text:p text:style-name="P67">Por default é ordem crescente, <text:span text:style-name="T1">ASC</text:span>.<text:line-break/></text:p>
            </text:list-item>
            <text:list-item>
              <text:p text:style-name="P67">Para ordem decrescente só adicionar ao final <text:span text:style-name="T1">DESC</text:span>.<text:line-break/></text:p>
            </text:list-item>
            <text:list-item>
              <text:p text:style-name="P67">Utilizado normalmente ao final de <text:span text:style-name="T1">WHERE</text:span> ou <text:span text:style-name="T1">GROUP BY</text:span>.<text:line-break/></text:p>
            </text:list-item>
            <text:list-item>
              <text:p text:style-name="P67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6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67">Também é possivel colocar em ordem, mais de uma coluna de uma vez.<text:line-break/></text:p>
              <text:list text:style-name="L63">
                <text:list-item>
                  <text:p text:style-name="P6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64">
        <text:list-item>
          <text:p text:style-name="P69">Atualizar todos os dados de uma coluna/campo de uma tabela, de uma vez.<text:line-break/></text:p>
          <text:list text:style-name="L65">
            <text:list-item>
              <text:p text:style-name="P70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70">Muito cuidado ao utilizar esse comando assim, pois pode gerar muitos problemas.<text:line-break/></text:p>
            </text:list-item>
            <text:list-item>
              <text:p text:style-name="P7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69">Para atualizar um determinado registro.<text:line-break/></text:p>
          <text:list text:style-name="L66">
            <text:list-item>
              <text:p text:style-name="P71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7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69">Existe como voltar atrás de um <text:span text:style-name="T1">UPDATE</text:span>, desfazer um <text:span text:style-name="T1">UPDATE</text:span>.<text:line-break/></text:p>
          <text:list text:style-name="L67">
            <text:list-item>
              <text:p text:style-name="P72"><text:span text:style-name="T1">COMMIT</text:span><text:line-break/></text:p>
            </text:list-item>
            <text:list-item>
              <text:p text:style-name="P72"><text:span text:style-name="T1">ROLLBACK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68">
        <text:list-item>
          <text:p text:style-name="P73">Deletar todos os registros de uma tabela.<text:line-break/></text:p>
          <text:list text:style-name="L69">
            <text:list-item>
              <text:p text:style-name="P7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73">Deletar apenas determinados registros de uma tabela, usar <text:span text:style-name="T1">DELETE</text:span> em conjunto com filtro <text:span text:style-name="T1">WHERER</text:span>.<text:line-break/></text:p>
          <text:list text:style-name="L70">
            <text:list-item>
              <text:p text:style-name="P7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73">Dicas:<text:line-break/></text:p>
          <text:list text:style-name="L71">
            <text:list-item>
              <text:p text:style-name="P7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7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72">
        <text:list-item>
          <text:p text:style-name="P77">3 Regras:<text:line-break/></text:p>
          <text:list text:style-name="L73">
            <text:list-item>
              <text:p text:style-name="P78">Todo campo vetorizado se tornará outra tabela.<text:line-break/></text:p>
            </text:list-item>
          </text:list>
          <text:list text:style-name="L74">
            <text:list-item>
              <text:p text:style-name="P79">Campo vetorizado é todo campo que apresenta algo como um vetor dentro dele.<text:line-break/></text:p>
            </text:list-item>
            <text:list-item>
              <text:p text:style-name="P79">Varios dados do mesmo tipo (vetor).<text:line-break/></text:p>
            </text:list-item>
            <text:list-item>
              <text:p text:style-name="P79">Exemplo:<text:line-break/><text:span text:style-name="T2">vetor</text:span> [VERDE, AMARELO, LARANJA,…]<text:line-break/></text:p>
            </text:list-item>
          </text:list>
          <text:list text:style-name="L75">
            <text:list-item>
              <text:p text:style-name="P80">Todo campo multivalorado se tornará outra tabela.<text:line-break/></text:p>
            </text:list-item>
          </text:list>
          <text:list text:style-name="L76">
            <text:list-item>
              <text:p text:style-name="P81">Campo multivalorado é todo campo que apresenta algo como uma lista dentro dele.<text:line-break/></text:p>
            </text:list-item>
            <text:list-item>
              <text:p text:style-name="P81">Diversos dados de tipos diferentes (lista).<text:line-break/></text:p>
            </text:list-item>
            <text:list-item>
              <text:p text:style-name="P81">Exemplo:<text:line-break/><text:span text:style-name="T2">list</text:span> (1, VERDE, CASA, …)<text:line-break/></text:p>
            </text:list-item>
          </text:list>
          <text:list text:style-name="L77">
            <text:list-item>
              <text:p text:style-name="P82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78">
            <text:list-item>
              <text:p text:style-name="P83">Tipos de <text:span text:style-name="T1">CHAVE PRIMARIA</text:span>:<text:line-break/></text:p>
              <text:list text:style-name="L79">
                <text:list-item>
                  <text:p text:style-name="P84">NATURAL<text:line-break/></text:p>
                  <text:list text:style-name="L80">
                    <text:list-item>
                      <text:p text:style-name="P85">Pertence ao registro intrinsecamente.<text:line-break/></text:p>
                    </text:list-item>
                    <text:list-item>
                      <text:p text:style-name="P85">Muito útil, porem pouco confiavel. Depende de terceiros para existir, como o governo por exemplo.<text:line-break/></text:p>
                    </text:list-item>
                    <text:list-item>
                      <text:p text:style-name="P85">Exemplo: CPF.<text:line-break/></text:p>
                    </text:list-item>
                  </text:list>
                </text:list-item>
                <text:list-item>
                  <text:p text:style-name="P84">ARTIFICIAL<text:line-break/></text:p>
                  <text:list text:style-name="L81">
                    <text:list-item>
                      <text:p text:style-name="P86">É criada pelo/para o banco de dados para identificar o registro.<text:line-break/></text:p>
                    </text:list-item>
                    <text:list-item>
                      <text:p text:style-name="P86">Exemplo: ID.<text:line-break/></text:p>
                    </text:list-item>
                    <text:list-item>
                      <text:p text:style-name="P86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detalhes"/>Detalhes<text:bookmark-end text:name="detalhes"/></text:h>
      <text:list text:style-name="L82">
        <text:list-item>
          <text:p text:style-name="P87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87">O que são e o que fazem os administradores:<text:line-break/></text:p>
          <text:list text:style-name="L83">
            <text:list-item>
              <text:p text:style-name="P88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88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87">Acesso ao <text:span text:style-name="T1">MySQL</text:span> pelo terminal é necessario usar o comando:<text:line-break/>mysql -u root -p<text:line-break/></text:p>
          <text:list text:style-name="L84">
            <text:list-item>
              <text:p text:style-name="P89">Depois colocar a senha.<text:line-break/></text:p>
            </text:list-item>
          </text:list>
        </text:list-item>
        <text:list-item>
          <text:p text:style-name="P87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2T18:42:21Z</meta:creation-date>
    <dc:date>2022-03-22T18:42:21Z</dc:date>
    <meta:user-defined meta:name="date" meta:value-type="string">2022-03-22</meta:user-defined>
    <meta:user-defined meta:name="output" meta:value-type="string"/>
  </office:meta>
</office:document-meta>
</file>